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23cm"/>
    </style:style>
    <style:style style:name="gr2" style:family="graphic" style:parent-style-name="standard">
      <style:graphic-properties draw:stroke="none" svg:stroke-color="#000000" draw:fill="none" draw:fill-color="#ffffff" fo:min-height="16.649cm"/>
    </style:style>
    <style:style style:name="gr3" style:family="graphic" style:parent-style-name="standard">
      <style:graphic-properties draw:stroke="none" svg:stroke-color="#000000" draw:fill="none" draw:fill-color="#ffffff" fo:min-height="16.486cm"/>
    </style:style>
    <style:style style:name="gr4" style:family="graphic" style:parent-style-name="standard">
      <style:graphic-properties draw:stroke="none" svg:stroke-color="#000000" draw:fill="none" draw:fill-color="#ffffff" fo:min-height="16.201cm"/>
    </style:style>
    <style:style style:name="gr5" style:family="graphic" style:parent-style-name="standard">
      <style:graphic-properties draw:stroke="none" svg:stroke-color="#000000" draw:fill="none" draw:fill-color="#ffffff" fo:min-height="16.6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language="en" fo:country="US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2.184cm" svg:height="14.225cm" svg:x="2.849cm" svg:y="3.664cm">
          <draw:text-box>
            <text:p text:style-name="P1"><text:span text:style-name="T1">Agenda</text:span></text:p>
            <text:p/>
            <text:list text:style-name="L1">
              <text:list-item>
                <text:p><text:span text:style-name="T2">Introduction of design and work flow objectives</text:span></text:p>
              </text:list-item>
              <text:list-item>
                <text:p><text:span text:style-name="T2">Overview support classifications</text:span></text:p>
              </text:list-item>
              <text:list-item>
                <text:p><text:span text:style-name="T3">Work Flow</text:span><text:span text:style-name="T2"> examples &amp; demonstration</text:span></text:p>
                <text:list>
                  <text:list-item>
                    <text:list>
                      <text:list-item>
                        <text:p><text:span text:style-name="T2">Introduction of new member</text:span></text:p>
                      </text:list-item>
                      <text:list-item>
                        <text:p><text:span text:style-name="T2">Entry of funding receipts</text:span></text:p>
                      </text:list-item>
                      <text:list-item>
                        <text:p><text:span text:style-name="T2">Initiation of membership renewal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atabase Conversion</text:span></text:p>
              </text:list-item>
              <text:list-item>
                <text:p><text:span text:style-name="T2">Implementation Discussion</text:span></text:p>
              </text:list-item>
            </text:list>
            <text:p/>
            <text:p/>
            <text:p/>
            <text:p/>
          </draw:text-box>
        </draw:frame>
      </draw:page>
      <draw:page draw:name="page2" draw:style-name="dp1" draw:master-page-name="Default">
        <draw:frame draw:style-name="gr2" draw:text-style-name="P2" draw:layer="layout" svg:width="22.47cm" svg:height="16.899cm" svg:x="3.459cm" svg:y="3.134cm">
          <draw:text-box>
            <text:p text:style-name="P1"><text:span text:style-name="T1">Support Community Definitions</text:span></text:p>
            <text:p><text:span text:style-name="T4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<text:tab/></text:span><text:span text:style-name="T5">Members</text:span><text:span text:style-name="T6"> - supporters that provide scheduled funding payments.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5">Volunteers</text:span><text:span text:style-name="T6"> – supporters that provide scheduled funding </text:span><text:span text:style-name="T7">payments</text:span><text:span text:style-name="T6"> AND contribute volunteer time in some capacity.</text:span></text:p>
                    <text:p><text:span text:style-name="T6"/></text:p>
                    <text:p><text:span text:style-name="T5">Donors</text:span><text:span text:style-name="T6"> – provide sporadic funding support like donations or grants and are usually organizations, groups, trusts or other legal entities.</text:span></text:p>
                  </text:list-item>
                </text:list>
              </text:list-item>
            </text:list>
            <text:p><text:span text:style-name="T6"/></text:p>
            <text:list text:continue-numbering="true" text:style-name="L1">
              <text:list-item>
                <text:list>
                  <text:list-header>
                    <text:p><text:span text:style-name="T5">Contacts</text:span><text:span text:style-name="T6"> – none of the above. <text:s/>This is the 'pool' of interested potential supporters available to be recruited into one of the other categories.</text:span></text:p>
                  </text:list-header>
                </text:list>
              </text:list-item>
            </text:list>
            <text:p><text:span text:style-name="T4"/></text:p>
          </draw:text-box>
        </draw:frame>
      </draw:page>
      <draw:page draw:name="page3" draw:style-name="dp1" draw:master-page-name="Default">
        <draw:frame draw:style-name="gr3" draw:layer="layout" svg:width="21.492cm" svg:height="16.761cm" svg:x="3.663cm" svg:y="2.239cm">
          <draw:text-box>
            <text:p text:style-name="P1"><text:span text:style-name="T1">Design Objectives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p>Use easy to understand references/ID's</text:p>
                        <text:list>
                          <text:list-item>
                            <text:p>Concept of the Member/Contact <text:span text:style-name="T8">Identifier</text:span> (MCID)</text:p>
                          </text:list-item>
                          <text:list-item>
                            <text:p>Use database groups consisting of</text:p>
                            <text:list>
                              <text:list-item>
                                <text:p>Member/Volunteer</text:p>
                              </text:list-item>
                              <text:list-item>
                                <text:p>Funding</text:p>
                              </text:list-item>
                              <text:list-item>
                                <text:p>Correspondence</text:p>
                              </text:list-item>
                              <text:list-item>
                                <text:p>Time Entry (for volunteers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ntegration of members, volunteers, donors and contacts with associated funding and correspondence records in a single database.</text:p>
                      </text:list-item>
                      <text:list-item>
                        <text:p>Page level data integrity checks to enforce data base integrity.</text:p>
                      </text:list-item>
                      <text:list-item>
                        <text:p>Provide flexible tools and reports for management.</text:p>
                      </text:list-item>
                      <text:list-item>
                        <text:p>Utilizes GPL (free) software for all system components.</text:p>
                        <text:list>
                          <text:list-item>
                            <text:list>
                              <text:list-item>
                                <text:p>MySQL – database</text:p>
                              </text:list-item>
                              <text:list-item>
                                <text:p>PHP – programing language</text:p>
                              </text:list-item>
                              <text:list-item>
                                <text:p>HTML5 -web page construction</text:p>
                              </text:list-item>
                              <text:list-item>
                                <text:p>Javascript – page level field validation</text:p>
                              </text:list-item>
                              <text:list-item>
                                <text:p>Bootstrap – page layout</text:p>
                              </text:list-item>
                              <text:list-item>
                                <text:p>phpMyAdmin – database administration</text:p>
                              </text:list-item>
                              <text:list-item>
                                <text:p>LibreOffice – spreadsheet and word processing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4" draw:layer="layout" svg:width="18.154cm" svg:height="16.451cm" svg:x="5.49cm" svg:y="2.686cm">
          <draw:text-box>
            <text:p><text:span text:style-name="T2">User Levels – Membership Database</text:span></text:p>
            <text:list text:style-name="L1">
              <text:list-item>
                <text:list>
                  <text:list-item>
                    <text:p>User – all normal user functionality</text:p>
                    <text:list>
                      <text:list-item>
                        <text:p>Add new member</text:p>
                      </text:list-item>
                      <text:list-item>
                        <text:p>Maintain member information</text:p>
                      </text:list-item>
                      <text:list-item>
                        <text:p>Entry of new funding and correspondence records</text:p>
                      </text:list-item>
                      <text:list-item>
                        <text:p>Create reminders</text:p>
                      </text:list-item>
                    </text:list>
                  </text:list-item>
                  <text:list-item>
                    <text:p>EDI user – User level plus Extended Donor Info menu items.</text:p>
                  </text:list-item>
                  <text:list-item>
                    <text:p>Admin user – EDI user plus extended system administrative functions menu.</text:p>
                  </text:list-item>
                </text:list>
              </text:list-item>
            </text:list>
            <text:p><text:span text:style-name="T2"/></text:p>
            <text:p><text:span text:style-name="T2">User Levels – Volunteer Database</text:span></text:p>
            <text:list text:continue-numbering="true" text:style-name="L1">
              <text:list-item>
                <text:list>
                  <text:list-item>
                    <text:p>User – all regular user functions including:</text:p>
                    <text:list>
                      <text:list-item>
                        <text:p>Sending email to list(s)</text:p>
                      </text:list-item>
                      <text:list-item>
                        <text:p>Update volunteer information</text:p>
                      </text:list-item>
                      <text:list-item>
                        <text:p>Maintenance of volunteer mailing lists</text:p>
                      </text:list-item>
                    </text:list>
                  </text:list-item>
                  <text:list-item>
                    <text:p>Admin user – User plus </text:p>
                    <text:list>
                      <text:list-item>
                        <text:p>Entry of a new volunteer</text:p>
                      </text:list-item>
                      <text:list-item>
                        <text:p>Creation of new list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draw:frame draw:style-name="gr5" draw:layer="layout" svg:width="21.9cm" svg:height="16.898cm" svg:x="2.808cm" svg:y="1.751cm">
          <draw:text-box>
            <text:list text:style-name="L1">
              <text:list-item>
                <text:list>
                  <text:list-header>
                    <text:p text:style-name="P1"><text:span text:style-name="T1">Work Flow examples &amp; demonstration</text:span></text:p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</text:list-header>
                </text:list>
              </text:list-item>
            </text:list>
            <text:p text:style-name="P1"><text:span text:style-name="T9">Introduction of new member</text:span></text:p>
            <text:p text:style-name="P1"><text:span text:style-name="T9"/></text:p>
            <text:p text:style-name="P1"><text:span text:style-name="T9">Funding &amp; Correspondence Entries</text:span></text:p>
            <text:p text:style-name="P1"><text:span text:style-name="T6">(Dues, Donations, Letters, Postcards, Other)</text:span></text:p>
            <text:p text:style-name="P1"><text:span text:style-name="T9"/></text:p>
            <text:p text:style-name="P1"><text:span text:style-name="T9">Initiation of membership renewal(s)</text:span></text:p>
            <text:p text:style-name="P1"><text:span text:style-name="T6">(Identify, email/mail notices, print labels/letters,report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127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Klinzman</meta:initial-creator>
    <meta:creation-date>2014-02-09T15:15:30</meta:creation-date>
    <dc:date>2014-05-16T19:37:22.036206455</dc:date>
    <dc:creator>Dave Klinzman</dc:creator>
    <meta:editing-duration>PT3H1M29S</meta:editing-duration>
    <meta:editing-cycles>13</meta:editing-cycles>
    <meta:generator>LibreOffice/4.2.3.3$Linux_X86_64 LibreOffice_project/420m0$Build-3</meta:generator>
    <meta:document-statistic meta:object-count="5"/>
  </office:meta>
</office:document-meta>
</file>